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1cm" draw:marker-start-width="0.215cm" draw:marker-end-width="0.215cm" draw:fill="none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cm"/>
    </style:style>
    <style:style style:name="gr6" style:family="graphic" style:parent-style-name="objectwithoutfill">
      <style:graphic-properties draw:stroke="dash" draw:stroke-dash="Fine_20_Dashed" svg:stroke-width="0.05cm" svg:stroke-color="#808080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Sehr_20_Fein_20_gestrichelt" svg:stroke-width="0.03cm" svg:stroke-color="#808080" draw:marker-start-width="0.245cm" draw:marker-end="Arrow" draw:marker-end-width="0.245cm" draw:fill="none" draw:textarea-vertical-align="middle" fo:padding-top="0.14cm" fo:padding-bottom="0.14cm" fo:padding-left="0.265cm" fo:padding-right="0.265cm"/>
    </style:style>
    <style:style style:name="gr8" style:family="graphic" style:parent-style-name="objectwithoutfill">
      <style:graphic-properties draw:stroke="dash" draw:stroke-dash="Sehr_20_Sehr_20_Fein_20_gestrichelt" svg:stroke-width="0.01cm" svg:stroke-color="#808080" draw:marker-start-width="0.215cm" draw:marker-end="Arrow" draw:marker-end-width="0.215cm" draw:fill="none" draw:textarea-vertical-align="middle" fo:padding-top="0.13cm" fo:padding-bottom="0.13cm" fo:padding-left="0.255cm" fo:padding-right="0.255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text-properties fo:font-family="'Liberation Sans'" style:font-family-generic="swiss" style:font-pitch="variable"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751cm" svg:height="0.806cm" svg:x="4.3cm" svg:y="12.394cm">
          <draw:text-box>
            <text:p text:style-name="P1"><text:span text:style-name="T1">DATA</text:span></text:p>
          </draw:text-box>
        </draw:frame>
        <draw:line draw:style-name="gr2" draw:text-style-name="P3" draw:layer="layout" svg:x1="6cm" svg:y1="13cm" svg:x2="8.4cm" svg:y2="10.6cm">
          <text:p/>
        </draw:line>
        <draw:line draw:style-name="gr2" draw:text-style-name="P3" draw:layer="layout" svg:x1="10.8cm" svg:y1="13cm" svg:x2="8.4cm" svg:y2="10.6cm">
          <text:p/>
        </draw:line>
        <draw:frame draw:style-name="gr1" draw:text-style-name="P2" draw:layer="layout" svg:width="5.857cm" svg:height="0.806cm" svg:x="10.747cm" svg:y="12.394cm">
          <draw:text-box>
            <text:p text:style-name="P1"><text:span text:style-name="T1">CONTENT, MEANING...</text:span></text:p>
          </draw:text-box>
        </draw:frame>
        <draw:frame draw:style-name="gr1" draw:text-style-name="P2" draw:layer="layout" svg:width="7.356cm" svg:height="0.806cm" svg:x="4.744cm" svg:y="9.8cm">
          <draw:text-box>
            <text:p text:style-name="P1"><text:span text:style-name="T1">MODEL, FORMAT, SCHEMA...</text:span></text:p>
          </draw:text-box>
        </draw:frame>
        <draw:g>
          <draw:line draw:style-name="gr3" draw:text-style-name="P3" draw:layer="layout" svg:x1="9.1cm" svg:y1="9.8cm" svg:x2="10.9cm" svg:y2="8cm">
            <text:p/>
          </draw:line>
          <draw:line draw:style-name="gr3" draw:text-style-name="P3" draw:layer="layout" svg:x1="12.7cm" svg:y1="9.8cm" svg:x2="10.9cm" svg:y2="8cm">
            <text:p/>
          </draw:line>
        </draw:g>
        <draw:g>
          <draw:line draw:style-name="gr4" draw:text-style-name="P3" draw:layer="layout" svg:x1="11.1cm" svg:y1="7.8cm" svg:x2="12.25cm" svg:y2="6.65cm">
            <text:p/>
          </draw:line>
          <draw:line draw:style-name="gr4" draw:text-style-name="P3" draw:layer="layout" svg:x1="13.4cm" svg:y1="7.8cm" svg:x2="12.25cm" svg:y2="6.65cm">
            <text:p/>
          </draw:line>
        </draw:g>
        <draw:frame draw:style-name="gr5" draw:text-style-name="P2" draw:layer="layout" svg:width="1.201cm" svg:height="0.806cm" draw:transform="rotate (0.785398163397448) translate (11.9cm 6.349cm)">
          <draw:text-box>
            <text:p text:style-name="P1"><text:span text:style-name="T1">. . .</text:span></text:p>
          </draw:text-box>
        </draw:frame>
        <draw:line draw:style-name="gr6" draw:text-style-name="P3" draw:layer="layout" svg:x1="6.3cm" svg:y1="13cm" svg:x2="10.5cm" svg:y2="13cm">
          <text:p/>
        </draw:line>
        <draw:line draw:style-name="gr7" draw:text-style-name="P3" draw:layer="layout" svg:x1="9.4cm" svg:y1="9.8cm" svg:x2="12.4cm" svg:y2="9.8cm">
          <text:p/>
        </draw:line>
        <draw:line draw:style-name="gr8" draw:text-style-name="P3" draw:layer="layout" svg:x1="11.3cm" svg:y1="7.8cm" svg:x2="13.2cm" svg:y2="7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Sehr_20_Fein_20_gestrichelt" draw:display-name="Sehr Fein gestrichelt" draw:style="rect" draw:dots1="1" draw:dots1-length="0.31cm" draw:dots2="1" draw:dots2-length="0.31cm" draw:distance="0.31cm"/>
    <draw:stroke-dash draw:name="Sehr_20_Sehr_20_Fein_20_gestrichelt" draw:display-name="Sehr Sehr Fein gestrichelt" draw:style="rect" draw:dots1="1" draw:dots1-length="0.11cm" draw:dots2="1" draw:dots2-length="0.1cm" draw:distance="0.1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kob </meta:initial-creator>
    <meta:creation-date>2013-05-22T19:31:18</meta:creation-date>
    <dc:date>2013-05-22T19:53:42</dc:date>
    <dc:creator>Jakob </dc:creator>
    <meta:editing-duration>PT6M43S</meta:editing-duration>
    <meta:editing-cycles>1</meta:editing-cycles>
    <meta:document-statistic meta:object-count="15"/>
    <meta:generator>LibreOffice/4.0.2.2$Linux_x86 LibreOffice_project/400m0$Build-2</meta:generator>
  </office:meta>
</office:document-meta>
</file>